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5033" officeooo:paragraph-rsid="00005033"/>
    </style:style>
    <style:style style:name="P2" style:family="paragraph" style:parent-style-name="Standard">
      <style:text-properties officeooo:rsid="00005033" officeooo:paragraph-rsid="00005033"/>
    </style:style>
    <style:style style:name="P3" style:family="paragraph" style:parent-style-name="Standard">
      <style:text-properties officeooo:rsid="0000f9fc" officeooo:paragraph-rsid="0000f9fc"/>
    </style:style>
    <style:style style:name="P4" style:family="paragraph" style:parent-style-name="Standard">
      <style:text-properties officeooo:rsid="0001d8ef" officeooo:paragraph-rsid="0001d8ef"/>
    </style:style>
    <style:style style:name="P5" style:family="paragraph" style:parent-style-name="Standard">
      <style:text-properties officeooo:rsid="0001fa06" officeooo:paragraph-rsid="0001fa06"/>
    </style:style>
    <style:style style:name="T1" style:family="text">
      <style:text-properties officeooo:rsid="0000f9fc"/>
    </style:style>
    <style:style style:name="T2" style:family="text">
      <style:text-properties officeooo:rsid="0001d8ef"/>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7: Multifactor Models and Performance Measures</text:p>
      <text:p text:style-name="P1"/>
      <text:p text:style-name="P3">1. Mô hình CAPM (Capital Asset Pricing Model)</text:p>
      <text:p text:style-name="P3">CAPM là mô hình dịnh giá tài sản vốn. Mô hình này thực chất là mô hình một nhân tố, trong đó nhân tố được xem xét trong mô hình chính là nhân tố thị trường. </text:p>
      <text:p text:style-name="P3"><text:tab/><draw:frame draw:style-name="fr1" draw:name="Object1" text:anchor-type="as-char" svg:y="-0.152in" svg:width="2.0028in" svg:height="0.2126in" draw:z-index="0"><draw:object xlink:href="./Object 1" xlink:type="simple" xlink:show="embed" xlink:actuate="onLoad"/><draw:image xlink:href="./ObjectReplacements/Object 1" xlink:type="simple" xlink:show="embed" xlink:actuate="onLoad"/></draw:frame></text:p>
      <text:p text:style-name="P3"/>
      <text:p text:style-name="P4">Trong đó , <draw:frame draw:style-name="fr1" draw:name="Object2" text:anchor-type="as-char" svg:y="-0.152in" svg:width="0.5272in" svg:height="0.2126in" draw:z-index="1"><draw:object xlink:href="./Object 2" xlink:type="simple" xlink:show="embed" xlink:actuate="onLoad"/><draw:image xlink:href="./ObjectReplacements/Object 2" xlink:type="simple" xlink:show="embed" xlink:actuate="onLoad"/></draw:frame>là tỷ suất lợi tức kỳ vọng của chứng khoán A; Rf là lãi suất phi rủi ro; <draw:frame draw:style-name="fr1" draw:name="Object3" text:anchor-type="as-char" svg:y="-0.1228in" svg:width="0.2472in" svg:height="0.1835in" draw:z-index="2"><draw:object xlink:href="./Object 3" xlink:type="simple" xlink:show="embed" xlink:actuate="onLoad"/><draw:image xlink:href="./ObjectReplacements/Object 3" xlink:type="simple" xlink:show="embed" xlink:actuate="onLoad"/></draw:frame>là chỉ tiêu đo lường rủi ro hệ thống của tài sản A và <draw:frame draw:style-name="fr1" draw:name="Object4" text:anchor-type="as-char" svg:y="-0.152in" svg:width="0.848in" svg:height="0.2126in" draw:z-index="3"><draw:object xlink:href="./Object 4" xlink:type="simple" xlink:show="embed" xlink:actuate="onLoad"/><draw:image xlink:href="./ObjectReplacements/Object 4" xlink:type="simple" xlink:show="embed" xlink:actuate="onLoad"/></draw:frame>là phần bù rủi ro thị trường</text:p>
      <text:p text:style-name="P4"/>
      <text:p text:style-name="P4">Phương trình trên ( Mô hình CAPM) cũng đúng o chmột danh mục đầu tư bất kì. </text:p>
      <text:p text:style-name="P4"/>
      <text:p text:style-name="P1"><text:span text:style-name="T1">2</text:span>. Introduction to the Fama-French three-factor model / <text:span text:style-name="T2">Mô hình Fama-French ba nhân tố</text:span></text:p>
      <text:p text:style-name="P1"/>
      <text:p text:style-name="P4">Mô hình ba nhân tố Fama-French được phát triển dựa trên CAPM <text:s/>bằng cách đưa thêm 2 biến mới vào mô hình là biến quy mô công ty (đo lường bằng vốn hóa) và giá trị công ty (đo lường bằng tỷ số giá trị số sách trên giá trị thị trường – BE/ME): </text:p>
      <text:p text:style-name="P4"><text:tab/><draw:frame draw:style-name="fr1" draw:name="Object5" text:anchor-type="as-char" svg:y="-0.152in" svg:width="3.0402in" svg:height="0.2126in" draw:z-index="4"><draw:object xlink:href="./Object 5" xlink:type="simple" xlink:show="embed" xlink:actuate="onLoad"/><draw:image xlink:href="./ObjectReplacements/Object 5" xlink:type="simple" xlink:show="embed" xlink:actuate="onLoad"/></draw:frame></text:p>
      <text:p text:style-name="P5">Trong đó<text:line-break/></text:p>
      <text:p text:style-name="P5"><draw:frame draw:style-name="fr1" draw:name="Object6" text:anchor-type="as-char" svg:y="-0.1484in" svg:width="0.2575in" svg:height="0.2091in" draw:z-index="5"><draw:object xlink:href="./Object 6" xlink:type="simple" xlink:show="embed" xlink:actuate="onLoad"/><draw:image xlink:href="./ObjectReplacements/Object 6" xlink:type="simple" xlink:show="embed" xlink:actuate="onLoad"/></draw:frame>: tỷ suất lợi tức của chứng khoán i ở thời điểm t</text:p>
      <text:p text:style-name="P5"><draw:frame draw:style-name="fr1" draw:name="Object7" text:anchor-type="as-char" svg:y="-0.1484in" svg:width="0.2618in" svg:height="0.2098in" draw:z-index="6"><draw:object xlink:href="./Object 7" xlink:type="simple" xlink:show="embed" xlink:actuate="onLoad"/><draw:image xlink:href="./ObjectReplacements/Object 7" xlink:type="simple" xlink:show="embed" xlink:actuate="onLoad"/><svg:desc>formula</svg:desc></draw:frame>: Tỷ suất lợi tức phi ruỉ ro </text:p>
      <text:p text:style-name="P5"><draw:frame draw:style-name="fr1" draw:name="Object8" text:anchor-type="as-char" svg:y="-0.1484in" svg:width="0.3193in" svg:height="0.2098in" draw:z-index="7"><draw:object xlink:href="./Object 8" xlink:type="simple" xlink:show="embed" xlink:actuate="onLoad"/><draw:image xlink:href="./ObjectReplacements/Object 8" xlink:type="simple" xlink:show="embed" xlink:actuate="onLoad"/><svg:desc>formula</svg:desc></draw:frame>: Tỷ suất lợi tức danh mục thi trường M ở thời điểm t</text:p>
      <text:p text:style-name="P5">SMB(small minus big): Được xem như phần bù quy mô</text:p>
      <text:p text:style-name="P5">HML(high minus low): Được xem như phần bù giá trị</text:p>
      <text:p text:style-name="P5"><draw:frame draw:style-name="fr1" draw:name="Object9" text:anchor-type="as-char" svg:y="-0.1484in" svg:width="0.578in" svg:height="0.2098in" draw:z-index="8"><draw:object xlink:href="./Object 9" xlink:type="simple" xlink:show="embed" xlink:actuate="onLoad"/><draw:image xlink:href="./ObjectReplacements/Object 9" xlink:type="simple" xlink:show="embed" xlink:actuate="onLoad"/><svg:desc>formula</svg:desc></draw:frame>là các hệ số hồi quy, phản ánh độ nhạy của các nhân tố trong mô hình</text:p>
      <text:p text:style-name="P5"><text:s/><draw:frame draw:style-name="fr1" draw:name="Object10" text:anchor-type="as-char" svg:y="-0.1484in" svg:width="0.2228in" svg:height="0.2098in" draw:z-index="9"><draw:object xlink:href="./Object 10" xlink:type="simple" xlink:show="embed" xlink:actuate="onLoad"/><draw:image xlink:href="./ObjectReplacements/Object 10" xlink:type="simple" xlink:show="embed" xlink:actuate="onLoad"/><svg:desc>formula</svg:desc></draw:frame>Phần dư</text:p>
      <text:p text:style-name="P5"/>
      <text:p text:style-name="P5">Nhiều bằng chứng thực nghiệm trên thế giới đã chứng minh rằng mô hình ba nhân tố Fama French tốt hơn mô hình CAPM. Tuy nhiên, một vài nghiên cứu thực nghiệm khác của chính Fama – French (2006) đã chỉ ra rằng, sự biến động lợi nhuận của cổ phiếu còn phụ thuộc vào nhiều yếu tố khác nữa chứ không phải chỉ có ba nhân tố trên</text:p>
      <text:p text:style-name="P5"/>
      <text:p text:style-name="P5">3. Mô hình Fama-French 5 nhân tố</text:p>
      <text:p text:style-name="P5">Mô hình năm nhân tố được phát triển dựa trên mô hình ba nhân tố Fama - French bằng cách đưa thêm 2 biến mới vào mô hình là biến lợi nhuận và biến khuynh hướng đầu tư:</text:p>
      <text:p text:style-name="P5"/>
      <text:p text:style-name="P5"><draw:frame draw:style-name="fr1" draw:name="Object11" text:anchor-type="as-char" svg:y="-0.152in" svg:width="4.0181in" svg:height="0.2126in" draw:z-index="10"><draw:object xlink:href="./Object 11" xlink:type="simple" xlink:show="embed" xlink:actuate="onLoad"/><draw:image xlink:href="./ObjectReplacements/Object 11" xlink:type="simple" xlink:show="embed" xlink:actuate="onLoad"/></draw:frame></text:p>
      <text:p text:style-name="P5"/>
      <text:p text:style-name="P5">Trong đó: </text:p>
      <text:p text:style-name="P5">Rit: Tỷ suất lợi tức của danh mục đầu tư i ở thời điểm t;</text:p>
      <text:p text:style-name="P5">RFt: Tỷ suất lợi tức phi rủi ro;</text:p>
      <text:p text:style-name="P5">RMt: Tỷ suất lợi tức danh mục thị trường M ở thời điểm t; </text:p>
      <text:p text:style-name="P5">SMB (small minus big) : Là chênh lệch giữa tỷ suất lợi tức của danh mục có quy mô nhỏ và tỷ suất lợi tức của danh mục có quy mô lớn. SMB là lợi nhuận do quy mô của công ty mang lại, được xem như phần bù quy mô;</text:p>
      <text:p text:style-name="P5"><text:soft-page-break/>HML (high minus low) : Là chênh lệch giữa tỷ suất lợi tức của danh mục có tỷ số BE/ME cao và tỷ suất lợi tức của danh mục có tỷ số BE/ME thấp. HML là lợi nhuận do cổ phiếu giá trị (cổ phiểu có tỷ số B/M cao) mang lại, được xem như phần bù giá trị;</text:p>
      <text:p text:style-name="P5"/>
      <text:p text:style-name="P5">RMWi (Robust minus weak) : Là chênh lệch giữa tỷ suất lợi tức của danh mục có lợi nhuận cao và tỷ suất lợi tức của danh mục có lợi nhuận thấp. RMW là phần lợi nhuận tăng thêm do lợi nhuận của công ty mang lại, được xem như phần bù lợi nhuận;</text:p>
      <text:p text:style-name="P5"/>
      <text:p text:style-name="P5">CMAi (Conservative minus Aggressive): Là chênh lệch giữa tỷ suất lợi tức của danh mục các công ty có xu hướng đầu tư ít và tỷ suất lợi tức của danh mục các công ty có xu hướng đầu tư nhiều. CMA là phần lợi nhuận tăng thêm do việc đầu tư của công ty mang lại, được xem như phần bù đầu tư;</text:p>
      <text:p text:style-name="P5"/>
      <text:p text:style-name="P5">βi , si , hi , ri ,ci là các hệ số hồi quy</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4:31:38.902963051</meta:creation-date>
    <meta:editing-duration>PT23M46S</meta:editing-duration>
    <meta:editing-cycles>4</meta:editing-cycles>
    <meta:generator>LibreOffice/5.1.6.2$Linux_X86_64 LibreOffice_project/10m0$Build-2</meta:generator>
    <dc:date>2019-10-25T15:15:44.274948340</dc:date>
    <meta:document-statistic meta:table-count="0" meta:image-count="0" meta:object-count="11" meta:page-count="2" meta:paragraph-count="30" meta:word-count="647" meta:character-count="2845" meta:non-whitespace-character-count="2212"/>
  </office:meta>
</office:document-meta>
</file>

<file path=Object 1/content.xml><?xml version="1.0" encoding="utf-8"?>
<math xmlns="http://www.w3.org/1998/Math/MathML" display="block">
  <semantics>
    <mrow>
      <mi>E</mi>
      <mrow>
        <mrow>
          <mo fence="true" stretchy="false">(</mo>
          <mrow>
            <msub>
              <mi>R</mi>
              <mi>A</mi>
            </msub>
          </mrow>
          <mo fence="true" stretchy="false">)</mo>
        </mrow>
        <mo stretchy="false">=</mo>
        <mrow>
          <msub>
            <mi>R</mi>
            <mi>f</mi>
          </msub>
          <mo stretchy="false">+</mo>
          <msub>
            <mi mathvariant="normal">β</mi>
            <mi>A</mi>
          </msub>
        </mrow>
      </mrow>
      <mrow>
        <mo fence="true" stretchy="false">[</mo>
        <mrow>
          <mrow>
            <mi>E</mi>
            <mrow>
              <mrow>
                <mo fence="true" stretchy="false">(</mo>
                <mrow>
                  <msub>
                    <mi>R</mi>
                    <mi>M</mi>
                  </msub>
                </mrow>
                <mo fence="true" stretchy="false">)</mo>
              </mrow>
              <mo stretchy="false">−</mo>
              <msub>
                <mi>R</mi>
                <mi>f</mi>
              </msub>
            </mrow>
          </mrow>
        </mrow>
        <mo fence="true" stretchy="false">]</mo>
      </mrow>
    </mrow>
    <annotation encoding="StarMath 5.0">E(R_{A}) = R_{f} + %beta_{A}[E(R_{M}) - R_{f}]</annotation>
  </semantics>
</math>
</file>

<file path=Object 10/content.xml><?xml version="1.0" encoding="utf-8"?>
<math xmlns="http://www.w3.org/1998/Math/MathML" display="block">
  <semantics>
    <msub>
      <mi>e</mi>
      <mi mathvariant="italic">it</mi>
    </msub>
    <annotation encoding="StarMath 5.0">e_{it}</annotation>
  </semantics>
</math>
</file>

<file path=Object 11/content.xml><?xml version="1.0" encoding="utf-8"?>
<math xmlns="http://www.w3.org/1998/Math/MathML" display="block">
  <semantics>
    <mrow>
      <mrow>
        <mrow>
          <msub>
            <mi>R</mi>
            <mi mathvariant="italic">it</mi>
          </msub>
          <mo stretchy="false">−</mo>
          <msub>
            <mi>R</mi>
            <mi mathvariant="italic">Ft</mi>
          </msub>
        </mrow>
        <mo stretchy="false">=</mo>
        <mrow>
          <msub>
            <mi>a</mi>
            <mi>i</mi>
          </msub>
          <mo stretchy="false">+</mo>
          <msub>
            <mi>b</mi>
            <mi>i</mi>
          </msub>
        </mrow>
      </mrow>
      <mrow>
        <mrow>
          <mo fence="true" stretchy="false">(</mo>
          <mrow>
            <mrow>
              <msub>
                <mi>R</mi>
                <mi mathvariant="italic">Mt</mi>
              </msub>
              <mo stretchy="false">−</mo>
              <msub>
                <mi>R</mi>
                <mi mathvariant="italic">Ft</mi>
              </msub>
            </mrow>
          </mrow>
          <mo fence="true" stretchy="false">)</mo>
        </mrow>
        <mo stretchy="false">+</mo>
        <msub>
          <mi>s</mi>
          <mi>i</mi>
        </msub>
      </mrow>
      <mrow>
        <msub>
          <mi mathvariant="italic">SMB</mi>
          <mi>t</mi>
        </msub>
        <mo stretchy="false">+</mo>
        <msub>
          <mi>r</mi>
          <mi>i</mi>
        </msub>
      </mrow>
      <mrow>
        <msub>
          <mi mathvariant="italic">RMW</mi>
          <mi>t</mi>
        </msub>
        <mo stretchy="false">+</mo>
        <msub>
          <mi>c</mi>
          <mi>i</mi>
        </msub>
      </mrow>
      <mrow>
        <msub>
          <mi mathvariant="italic">CMA</mi>
          <mi>t</mi>
        </msub>
        <mo stretchy="false">+</mo>
        <msub>
          <mi>e</mi>
          <mi mathvariant="italic">it</mi>
        </msub>
      </mrow>
    </mrow>
    <annotation encoding="StarMath 5.0">R_{it} - R_{ Ft } = a_{ i } + b_{ i }( R_{Mt} - R_{Ft} ) + s_{ i } SMB_{ t } + r_{ i } RMW_{ t } + c_{ i } CMA_{ t } + e_{ it }</annotation>
  </semantics>
</math>
</file>

<file path=Object 2/content.xml><?xml version="1.0" encoding="utf-8"?>
<math xmlns="http://www.w3.org/1998/Math/MathML" display="block">
  <semantics>
    <mrow>
      <mi>E</mi>
      <mrow>
        <mo fence="true" stretchy="false">(</mo>
        <mrow>
          <msub>
            <mi>R</mi>
            <mi>A</mi>
          </msub>
        </mrow>
        <mo fence="true" stretchy="false">)</mo>
      </mrow>
    </mrow>
    <annotation encoding="StarMath 5.0">E(R_{A})</annotation>
  </semantics>
</math>
</file>

<file path=Object 3/content.xml><?xml version="1.0" encoding="utf-8"?>
<math xmlns="http://www.w3.org/1998/Math/MathML" display="block">
  <semantics>
    <msub>
      <mi mathvariant="normal">β</mi>
      <mi>A</mi>
    </msub>
    <annotation encoding="StarMath 5.0">%beta_{A}</annotation>
  </semantics>
</math>
</file>

<file path=Object 4/content.xml><?xml version="1.0" encoding="utf-8"?>
<math xmlns="http://www.w3.org/1998/Math/MathML" display="block">
  <semantics>
    <mrow>
      <mi>E</mi>
      <mrow>
        <mrow>
          <mo fence="true" stretchy="false">(</mo>
          <mrow>
            <msub>
              <mi>R</mi>
              <mi>M</mi>
            </msub>
          </mrow>
          <mo fence="true" stretchy="false">)</mo>
        </mrow>
        <mo stretchy="false">−</mo>
        <msub>
          <mi>R</mi>
          <mi>f</mi>
        </msub>
      </mrow>
    </mrow>
    <annotation encoding="StarMath 5.0">E(R_{M}) - R_{f}</annotation>
  </semantics>
</math>
</file>

<file path=Object 5/content.xml><?xml version="1.0" encoding="utf-8"?>
<math xmlns="http://www.w3.org/1998/Math/MathML" display="block">
  <semantics>
    <mrow>
      <mrow>
        <mrow>
          <msub>
            <mi>R</mi>
            <mi mathvariant="italic">it</mi>
          </msub>
          <mo stretchy="false">−</mo>
          <msub>
            <mi>R</mi>
            <mi mathvariant="italic">ft</mi>
          </msub>
        </mrow>
        <mo stretchy="false">=</mo>
        <msub>
          <mi mathvariant="normal">β</mi>
          <mi>i</mi>
        </msub>
      </mrow>
      <mrow>
        <mrow>
          <mo fence="true" stretchy="false">(</mo>
          <mrow>
            <mrow>
              <msub>
                <mi>R</mi>
                <mi mathvariant="italic">Mt</mi>
              </msub>
              <mo stretchy="false">−</mo>
              <msub>
                <mi>R</mi>
                <mi mathvariant="italic">ft</mi>
              </msub>
            </mrow>
          </mrow>
          <mo fence="true" stretchy="false">)</mo>
        </mrow>
        <mo stretchy="false">+</mo>
        <msub>
          <mi>s</mi>
          <mi>i</mi>
        </msub>
      </mrow>
      <mrow>
        <msub>
          <mi mathvariant="italic">SMB</mi>
          <mi>t</mi>
        </msub>
        <mo stretchy="false">+</mo>
        <msub>
          <mi>h</mi>
          <mi>i</mi>
        </msub>
      </mrow>
      <mrow>
        <msub>
          <mi mathvariant="italic">HML</mi>
          <mi>t</mi>
        </msub>
        <mo stretchy="false">+</mo>
        <msub>
          <mi>e</mi>
          <mi mathvariant="italic">it</mi>
        </msub>
      </mrow>
    </mrow>
    <annotation encoding="StarMath 5.0">R_{it} - R_{ft} = %beta_{i}( R_{Mt} - R_{ft}) + s_{i}SMB_{t} + h_{i}HML_{t} + e_{it} 
</annotation>
  </semantics>
</math>
</file>

<file path=Object 6/content.xml><?xml version="1.0" encoding="utf-8"?>
<math xmlns="http://www.w3.org/1998/Math/MathML" display="block">
  <semantics>
    <msub>
      <mi>R</mi>
      <mi mathvariant="italic">it</mi>
    </msub>
    <annotation encoding="StarMath 5.0">R_{it}</annotation>
  </semantics>
</math>
</file>

<file path=Object 7/content.xml><?xml version="1.0" encoding="utf-8"?>
<math xmlns="http://www.w3.org/1998/Math/MathML" display="block">
  <semantics>
    <msub>
      <mi>R</mi>
      <mi mathvariant="italic">ft</mi>
    </msub>
    <annotation encoding="StarMath 5.0">R_{ft}</annotation>
  </semantics>
</math>
</file>

<file path=Object 8/content.xml><?xml version="1.0" encoding="utf-8"?>
<math xmlns="http://www.w3.org/1998/Math/MathML" display="block">
  <semantics>
    <msub>
      <mi>R</mi>
      <mi mathvariant="italic">Mt</mi>
    </msub>
    <annotation encoding="StarMath 5.0">R_{Mt}</annotation>
  </semantics>
</math>
</file>

<file path=Object 9/content.xml><?xml version="1.0" encoding="utf-8"?>
<math xmlns="http://www.w3.org/1998/Math/MathML" display="block">
  <semantics>
    <mrow>
      <msub>
        <mi mathvariant="normal">β</mi>
        <mi>i</mi>
      </msub>
      <mi>,</mi>
      <msub>
        <mi>s</mi>
        <mi>i</mi>
      </msub>
      <mi>,</mi>
      <msub>
        <mi>h</mi>
        <mi>i</mi>
      </msub>
    </mrow>
    <annotation encoding="StarMath 5.0">%beta_{i}, s_{i}, h_{i} </annotation>
  </semantics>
</math>
</file>